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Study Weigths Postvention Subgroup</text:p>
          </table:table-cell>
          <table:covered-table-cell table:number-columns-repeated="20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trolGroup_ID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Study_ID</text:p>
          </table:table-cell>
          <table:table-cell office:value-type="string" calcext:value-type="string">
            <text:p>Intervention_Type</text:p>
          </table:table-cell>
          <table:table-cell office:value-type="string" calcext:value-type="string">
            <text:p>Sex_(Female)</text:p>
          </table:table-cell>
          <table:table-cell office:value-type="string" calcext:value-type="string">
            <text:p>Age_(mean)</text:p>
          </table:table-cell>
          <table:table-cell office:value-type="string" calcext:value-type="string">
            <text:p>Outcome_I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Spesific</text:p>
          </table:table-cell>
          <table:table-cell office:value-type="string" calcext:value-type="string">
            <text:p>Follow_up</text:p>
          </table:table-cell>
          <table:table-cell office:value-type="string" calcext:value-type="string">
            <text:p>Duration (weeks)</text:p>
          </table:table-cell>
          <table:table-cell office:value-type="string" calcext:value-type="string">
            <text:p>Total Attrition (%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De Jaegere et 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.4" calcext:value-type="float">
            <text:p>59.4</text:p>
          </table:table-cell>
          <table:table-cell office:value-type="float" office:value="35.7" calcext:value-type="float">
            <text:p>35.7</text:p>
          </table:table-cell>
          <table:table-cell office:value-type="float" office:value="1" calcext:value-type="float">
            <text:p>1</text:p>
          </table:table-cell>
          <table:table-cell office:value-type="float" office:value="0.339036827195467" calcext:value-type="float">
            <text:p>0.339036827195467</text:p>
          </table:table-cell>
          <table:table-cell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.95953779351591" calcext:value-type="float">
            <text:p>4.95953779351591</text:p>
          </table:table-cell>
        </table:table-row>
        <table:table-row table:style-name="ro1">
          <table:table-cell office:value-type="string" calcext:value-type="string">
            <text:p>Mouaffak et al.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025536159600998" calcext:value-type="float">
            <text:p>0.025536159600998</text:p>
          </table:table-cell>
          <table:table-cell office:value-type="float" office:value="0.032967" calcext:value-type="float">
            <text:p>0.032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4469283254026" calcext:value-type="float">
            <text:p>1.54469283254026</text:p>
          </table:table-cell>
        </table:table-row>
        <table:table-row table:style-name="ro1">
          <table:table-cell office:value-type="string" calcext:value-type="string">
            <text:p>Hetrick et al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4.7" calcext:value-type="float">
            <text:p>14.7</text:p>
          </table:table-cell>
          <table:table-cell office:value-type="float" office:value="3" calcext:value-type="float">
            <text:p>3</text:p>
          </table:table-cell>
          <table:table-cell office:value-type="float" office:value="0.137142857142857" calcext:value-type="float">
            <text:p>0.13714285714285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235962830765444" calcext:value-type="float">
            <text:p>0.235962830765444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00996935648621" calcext:value-type="float">
            <text:p>0.00996935648621</text:p>
          </table:table-cell>
          <table:table-cell office:value-type="float" office:value="0.0162" calcext:value-type="float">
            <text:p>0.0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P (Deliberate self poisining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3658931351253" calcext:value-type="float">
            <text:p>2.83658931351253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249640632486823" calcext:value-type="float">
            <text:p>0.249640632486823</text:p>
          </table:table-cell>
          <table:table-cell office:value-type="float" office:value="0.0077" calcext:value-type="float">
            <text:p>0.0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P (Deliberate self poisining)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va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38.7" calcext:value-type="float">
            <text:p>38.7</text:p>
          </table:table-cell>
          <table:table-cell office:value-type="float" office:value="9" calcext:value-type="float">
            <text:p>9</text:p>
          </table:table-cell>
          <table:table-cell office:value-type="float" office:value="0.125893670886076" calcext:value-type="float">
            <text:p>0.12589367088607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 (Suicidal Event) Fatal or no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42870215206335" calcext:value-type="float">
            <text:p>4.42870215206335</text:p>
          </table:table-cell>
        </table:table-row>
        <table:table-row table:style-name="ro1">
          <table:table-cell office:value-type="string" calcext:value-type="string">
            <text:p>Vaiva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38.7" calcext:value-type="float">
            <text:p>38.7</text:p>
          </table:table-cell>
          <table:table-cell office:value-type="float" office:value="10" calcext:value-type="float">
            <text:p>10</text:p>
          </table:table-cell>
          <table:table-cell office:value-type="float" office:value="0.145876793248945" calcext:value-type="float">
            <text:p>0.14587679324894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 &amp;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ham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31536231884058" calcext:value-type="float">
            <text:p>0.31536231884058</text:p>
          </table:table-cell>
          <table:table-cell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.32408804006757" calcext:value-type="float">
            <text:p>2.32408804006757</text:p>
          </table:table-cell>
        </table:table-row>
        <table:table-row table:style-name="ro1">
          <table:table-cell office:value-type="string" calcext:value-type="string">
            <text:p>Beautrais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0.019953810623557" calcext:value-type="float">
            <text:p>0.01995381062355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10072530586475" calcext:value-type="float">
            <text:p>5.10072530586475</text:p>
          </table:table-cell>
        </table:table-row>
        <table:table-row table:style-name="ro1">
          <table:table-cell office:value-type="string" calcext:value-type="string">
            <text:p>Beautrais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3.8" calcext:value-type="float">
            <text:p>33.8</text:p>
          </table:table-cell>
          <table:table-cell office:value-type="float" office:value="14" calcext:value-type="float">
            <text:p>14</text:p>
          </table:table-cell>
          <table:table-cell office:value-type="float" office:value="-0.039907621247113" calcext:value-type="float">
            <text:p>-0.03990762124711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tois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.2" calcext:value-type="float">
            <text:p>25.2</text:p>
          </table:table-cell>
          <table:table-cell office:value-type="float" office:value="15" calcext:value-type="float">
            <text:p>15</text:p>
          </table:table-cell>
          <table:table-cell office:value-type="float" office:value="0.124795640326975" calcext:value-type="float">
            <text:p>0.124795640326975</text:p>
          </table:table-cell>
          <table:table-cell office:value-type="float" office:value="0.0087" calcext:value-type="float">
            <text:p>0.0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.87269091834591" calcext:value-type="float">
            <text:p>4.87269091834591</text:p>
          </table:table-cell>
        </table:table-row>
        <table:table-row table:style-name="ro1">
          <table:table-cell office:value-type="string" calcext:value-type="string">
            <text:p>Comtois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.2" calcext:value-type="float">
            <text:p>25.2</text:p>
          </table:table-cell>
          <table:table-cell office:value-type="float" office:value="16" calcext:value-type="float">
            <text:p>16</text:p>
          </table:table-cell>
          <table:table-cell office:value-type="float" office:value="0.359910626702997" calcext:value-type="float">
            <text:p>0.35991062670299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tois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.2" calcext:value-type="float">
            <text:p>25.2</text:p>
          </table:table-cell>
          <table:table-cell office:value-type="float" office:value="17" calcext:value-type="float">
            <text:p>17</text:p>
          </table:table-cell>
          <table:table-cell office:value-type="float" office:value="0.067489482288828" calcext:value-type="float">
            <text:p>0.067489482288828</text:p>
          </table:table-cell>
          <table:table-cell office:value-type="float" office:value="0.0087" calcext:value-type="float">
            <text:p>0.0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.5" calcext:value-type="float">
            <text:p>33.5</text:p>
          </table:table-cell>
          <table:table-cell office:value-type="float" office:value="20" calcext:value-type="float">
            <text:p>20</text:p>
          </table:table-cell>
          <table:table-cell office:value-type="float" office:value="0.100408608669294" calcext:value-type="float">
            <text:p>0.10040860866929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H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.15764026057433" calcext:value-type="float">
            <text:p>3.15764026057433</text:p>
          </table:table-cell>
        </table:table-row>
        <table:table-row table:style-name="ro1">
          <table:table-cell office:value-type="string" calcext:value-type="string">
            <text:p>Franklin-1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.7" calcext:value-type="float">
            <text:p>80.7</text:p>
          </table:table-cell>
          <table:table-cell office:value-type="float" office:value="23.02" calcext:value-type="float">
            <text:p>23.02</text:p>
          </table:table-cell>
          <table:table-cell office:value-type="float" office:value="21" calcext:value-type="float">
            <text:p>21</text:p>
          </table:table-cell>
          <table:table-cell office:value-type="float" office:value="0.556017937219731" calcext:value-type="float">
            <text:p>0.556017937219731</text:p>
          </table:table-cell>
          <table:table-cell office:value-type="float" office:value="0.073041" calcext:value-type="float">
            <text:p>0.073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.32239797574419" calcext:value-type="float">
            <text:p>2.32239797574419</text:p>
          </table:table-cell>
        </table:table-row>
        <table:table-row table:style-name="ro1">
          <table:table-cell office:value-type="string" calcext:value-type="string">
            <text:p>Franklin-1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.7" calcext:value-type="float">
            <text:p>80.7</text:p>
          </table:table-cell>
          <table:table-cell office:value-type="float" office:value="23.02" calcext:value-type="float">
            <text:p>23.02</text:p>
          </table:table-cell>
          <table:table-cell office:value-type="float" office:value="22" calcext:value-type="float">
            <text:p>22</text:p>
          </table:table-cell>
          <table:table-cell office:value-type="float" office:value="0.357228699551569" calcext:value-type="float">
            <text:p>0.357228699551569</text:p>
          </table:table-cell>
          <table:table-cell office:value-type="float" office:value="0.071433" calcext:value-type="float">
            <text:p>0.071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lin-1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.7" calcext:value-type="float">
            <text:p>80.7</text:p>
          </table:table-cell>
          <table:table-cell office:value-type="float" office:value="23.03" calcext:value-type="float">
            <text:p>23.03</text:p>
          </table:table-cell>
          <table:table-cell office:value-type="float" office:value="24" calcext:value-type="float">
            <text:p>24</text:p>
          </table:table-cell>
          <table:table-cell office:value-type="float" office:value="0.530269058295964" calcext:value-type="float">
            <text:p>0.530269058295964</text:p>
          </table:table-cell>
          <table:table-cell office:value-type="float" office:value="0.072794" calcext:value-type="float">
            <text:p>0.072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lin-2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4.1" calcext:value-type="float">
            <text:p>74.1</text:p>
          </table:table-cell>
          <table:table-cell office:value-type="float" office:value="22.9" calcext:value-type="float">
            <text:p>22.9</text:p>
          </table:table-cell>
          <table:table-cell office:value-type="float" office:value="25" calcext:value-type="float">
            <text:p>25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41959" calcext:value-type="float">
            <text:p>0.041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.00876928335012" calcext:value-type="float">
            <text:p>5.00876928335012</text:p>
          </table:table-cell>
        </table:table-row>
        <table:table-row table:style-name="ro1">
          <table:table-cell office:value-type="string" calcext:value-type="string">
            <text:p>Franklin-2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4.1" calcext:value-type="float">
            <text:p>74.1</text:p>
          </table:table-cell>
          <table:table-cell office:value-type="float" office:value="22.9" calcext:value-type="float">
            <text:p>22.9</text:p>
          </table:table-cell>
          <table:table-cell office:value-type="float" office:value="26" calcext:value-type="float">
            <text:p>26</text:p>
          </table:table-cell>
          <table:table-cell office:value-type="float" office:value="0.1593152" calcext:value-type="float">
            <text:p>0.1593152</text:p>
          </table:table-cell>
          <table:table-cell office:value-type="float" office:value="0.042092" calcext:value-type="float">
            <text:p>0.042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lin-2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4.1" calcext:value-type="float">
            <text:p>74.1</text:p>
          </table:table-cell>
          <table:table-cell office:value-type="float" office:value="22.9" calcext:value-type="float">
            <text:p>22.9</text:p>
          </table:table-cell>
          <table:table-cell office:value-type="float" office:value="27" calcext:value-type="float">
            <text:p>27</text:p>
          </table:table-cell>
          <table:table-cell office:value-type="float" office:value="-0.2954176" calcext:value-type="float">
            <text:p>-0.2954176</text:p>
          </table:table-cell>
          <table:table-cell office:value-type="float" office:value="0.04242" calcext:value-type="float">
            <text:p>0.04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lin-2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4.1" calcext:value-type="float">
            <text:p>74.1</text:p>
          </table:table-cell>
          <table:table-cell office:value-type="float" office:value="22.9" calcext:value-type="float">
            <text:p>22.9</text:p>
          </table:table-cell>
          <table:table-cell office:value-type="float" office:value="28" calcext:value-type="float">
            <text:p>28</text:p>
          </table:table-cell>
          <table:table-cell office:value-type="float" office:value="0.2372864" calcext:value-type="float">
            <text:p>0.2372864</text:p>
          </table:table-cell>
          <table:table-cell office:value-type="float" office:value="0.042256" calcext:value-type="float">
            <text:p>0.042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lin-3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8.6" calcext:value-type="float">
            <text:p>58.6</text:p>
          </table:table-cell>
          <table:table-cell office:value-type="float" office:value="24.5" calcext:value-type="float">
            <text:p>24.5</text:p>
          </table:table-cell>
          <table:table-cell office:value-type="float" office:value="29" calcext:value-type="float">
            <text:p>29</text:p>
          </table:table-cell>
          <table:table-cell office:value-type="float" office:value="0.121639344262295" calcext:value-type="float">
            <text:p>0.121639344262295</text:p>
          </table:table-cell>
          <table:table-cell office:value-type="float" office:value="0.036918" calcext:value-type="float">
            <text:p>0.036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.60935929067169" calcext:value-type="float">
            <text:p>5.60935929067169</text:p>
          </table:table-cell>
        </table:table-row>
        <table:table-row table:style-name="ro1">
          <table:table-cell office:value-type="string" calcext:value-type="string">
            <text:p>Franklin-3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8.6" calcext:value-type="float">
            <text:p>58.6</text:p>
          </table:table-cell>
          <table:table-cell office:value-type="float" office:value="24.5" calcext:value-type="float">
            <text:p>24.5</text:p>
          </table:table-cell>
          <table:table-cell office:value-type="float" office:value="30" calcext:value-type="float">
            <text:p>30</text:p>
          </table:table-cell>
          <table:table-cell office:value-type="float" office:value="0.16999718969555" calcext:value-type="float">
            <text:p>0.16999718969555</text:p>
          </table:table-cell>
          <table:table-cell office:value-type="float" office:value="0.036984" calcext:value-type="float">
            <text:p>0.036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lin-3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8.6" calcext:value-type="float">
            <text:p>58.6</text:p>
          </table:table-cell>
          <table:table-cell office:value-type="float" office:value="24.5" calcext:value-type="float">
            <text:p>24.5</text:p>
          </table:table-cell>
          <table:table-cell office:value-type="float" office:value="31" calcext:value-type="float">
            <text:p>31</text:p>
          </table:table-cell>
          <table:table-cell office:value-type="float" office:value="-0.099297423887588" calcext:value-type="float">
            <text:p>-0.099297423887588</text:p>
          </table:table-cell>
          <table:table-cell office:value-type="float" office:value="0.036895" calcext:value-type="float">
            <text:p>0.036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lin-3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8.6" calcext:value-type="float">
            <text:p>58.6</text:p>
          </table:table-cell>
          <table:table-cell office:value-type="float" office:value="24.5" calcext:value-type="float">
            <text:p>24.5</text:p>
          </table:table-cell>
          <table:table-cell office:value-type="float" office:value="32" calcext:value-type="float">
            <text:p>32</text:p>
          </table:table-cell>
          <table:table-cell office:value-type="float" office:value="0.153613114754098" calcext:value-type="float">
            <text:p>0.153613114754098</text:p>
          </table:table-cell>
          <table:table-cell office:value-type="float" office:value="0.036959" calcext:value-type="float">
            <text:p>0.036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e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9.3" calcext:value-type="float">
            <text:p>49.3</text:p>
          </table:table-cell>
          <table:table-cell office:value-type="float" office:value="25.2" calcext:value-type="float">
            <text:p>25.2</text:p>
          </table:table-cell>
          <table:table-cell office:value-type="float" office:value="33" calcext:value-type="float">
            <text:p>33</text:p>
          </table:table-cell>
          <table:table-cell office:value-type="float" office:value="0.373570520965692" calcext:value-type="float">
            <text:p>0.373570520965692</text:p>
          </table:table-cell>
          <table:table-cell office:value-type="float" office:value="0.047156" calcext:value-type="float">
            <text:p>0.047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 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13669325319613" calcext:value-type="float">
            <text:p>1.13669325319613</text:p>
          </table:table-cell>
        </table:table-row>
        <table:table-row table:style-name="ro1">
          <table:table-cell office:value-type="string" calcext:value-type="string">
            <text:p>Hassanian-Moghaddam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0.265857474549027" calcext:value-type="float">
            <text:p>0.265857474549027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 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.8558760775472" calcext:value-type="float">
            <text:p>15.8558760775472</text:p>
          </table:table-cell>
        </table:table-row>
        <table:table-row table:style-name="ro1">
          <table:table-cell office:value-type="string" calcext:value-type="string">
            <text:p>Hassanian-Moghaddam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.369608465608466" calcext:value-type="float">
            <text:p>0.369608465608466</text:p>
          </table:table-cell>
          <table:table-cell office:value-type="float" office:value="0.007686" calcext:value-type="float">
            <text:p>0.007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anian-Moghaddam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499732095016967" calcext:value-type="float">
            <text:p>0.499732095016967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anian-Moghaddam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0.039957671957672" calcext:value-type="float">
            <text:p>0.039957671957672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anian-Moghaddam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0.139924986604751" calcext:value-type="float">
            <text:p>0.13992498660475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anian-Moghaddam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anian-Moghaddam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anian-Moghaddam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anian-Moghaddam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.079971574085041" calcext:value-type="float">
            <text:p>0.079971574085041</text:p>
          </table:table-cell>
          <table:table-cell office:value-type="float" office:value="0.013918" calcext:value-type="float">
            <text:p>0.013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27.5" calcext:value-type="float">
            <text:p>27.5</text:p>
          </table:table-cell>
          <table:table-cell office:value-type="float" office:value="44" calcext:value-type="float">
            <text:p>44</text:p>
          </table:table-cell>
          <table:table-cell office:value-type="float" office:value="0.113884820607176" calcext:value-type="float">
            <text:p>0.113884820607176</text:p>
          </table:table-cell>
          <table:table-cell office:value-type="float" office:value="0.019846" calcext:value-type="float">
            <text:p>0.019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30591865697813" calcext:value-type="float">
            <text:p>2.30591865697813</text:p>
          </table:table-cell>
        </table:table-row>
        <table:table-row table:style-name="ro1">
          <table:table-cell office:value-type="string" calcext:value-type="string">
            <text:p>Luxton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063485816876122" calcext:value-type="float">
            <text:p>0.063485816876122</text:p>
          </table:table-cell>
          <table:table-cell office:value-type="float" office:value="0.0096" calcext:value-type="float">
            <text:p>0.0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.33984212071992" calcext:value-type="float">
            <text:p>2.33984212071992</text:p>
          </table:table-cell>
        </table:table-row>
        <table:table-row table:style-name="ro1">
          <table:table-cell office:value-type="string" calcext:value-type="string">
            <text:p>Luxton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0.108196622889306" calcext:value-type="float">
            <text:p>0.108196622889306</text:p>
          </table:table-cell>
          <table:table-cell office:value-type="float" office:value="0.024654" calcext:value-type="float">
            <text:p>0.024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to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NA</text:p>
          </table:table-cell>
          <table:table-cell office:value-type="float" office:value="47" calcext:value-type="float">
            <text:p>47</text:p>
          </table:table-cell>
          <table:table-cell office:value-type="float" office:value="0.034490691608958" calcext:value-type="float">
            <text:p>0.034490691608958</text:p>
          </table:table-cell>
          <table:table-cell office:value-type="float" office:value="0.008457" calcext:value-type="float">
            <text:p>0.008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2956529590924" calcext:value-type="float">
            <text:p>4.02956529590924</text:p>
          </table:table-cell>
        </table:table-row>
        <table:table-row table:style-name="ro1">
          <table:table-cell office:value-type="string" calcext:value-type="string">
            <text:p>Robinson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.6" calcext:value-type="float">
            <text:p>18.6</text:p>
          </table:table-cell>
          <table:table-cell office:value-type="float" office:value="48" calcext:value-type="float">
            <text:p>48</text:p>
          </table:table-cell>
          <table:table-cell office:value-type="float" office:value="-0.007846013667426" calcext:value-type="float">
            <text:p>-0.007846013667426</text:p>
          </table:table-cell>
          <table:table-cell office:value-type="float" office:value="0.061249" calcext:value-type="float">
            <text:p>0.061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e 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.10063392836139" calcext:value-type="float">
            <text:p>2.10063392836139</text:p>
          </table:table-cell>
        </table:table-row>
        <table:table-row table:style-name="ro1">
          <table:table-cell office:value-type="string" calcext:value-type="string">
            <text:p>Robinson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.6" calcext:value-type="float">
            <text:p>18.6</text:p>
          </table:table-cell>
          <table:table-cell office:value-type="float" office:value="49" calcext:value-type="float">
            <text:p>49</text:p>
          </table:table-cell>
          <table:table-cell office:value-type="float" office:value="0.122159453302961" calcext:value-type="float">
            <text:p>0.122159453302961</text:p>
          </table:table-cell>
          <table:table-cell office:value-type="float" office:value="0.047494" calcext:value-type="float">
            <text:p>0.047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on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.6" calcext:value-type="float">
            <text:p>18.6</text:p>
          </table:table-cell>
          <table:table-cell office:value-type="float" office:value="50" calcext:value-type="float">
            <text:p>50</text:p>
          </table:table-cell>
          <table:table-cell office:value-type="float" office:value="0.385348519362187" calcext:value-type="float">
            <text:p>0.385348519362187</text:p>
          </table:table-cell>
          <table:table-cell office:value-type="float" office:value="0.173914" calcext:value-type="float">
            <text:p>0.173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on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.6" calcext:value-type="float">
            <text:p>18.6</text:p>
          </table:table-cell>
          <table:table-cell office:value-type="float" office:value="51" calcext:value-type="float">
            <text:p>51</text:p>
          </table:table-cell>
          <table:table-cell office:value-type="float" office:value="0.05482277904328" calcext:value-type="float">
            <text:p>0.05482277904328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H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on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.6" calcext:value-type="float">
            <text:p>18.6</text:p>
          </table:table-cell>
          <table:table-cell office:value-type="float" office:value="52" calcext:value-type="float">
            <text:p>52</text:p>
          </table:table-cell>
          <table:table-cell office:value-type="float" office:value="-0.216410933940774" calcext:value-type="float">
            <text:p>-0.216410933940774</text:p>
          </table:table-cell>
          <table:table-cell office:value-type="float" office:value="0.173844" calcext:value-type="float">
            <text:p>0.173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H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on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.6" calcext:value-type="float">
            <text:p>18.6</text:p>
          </table:table-cell>
          <table:table-cell office:value-type="float" office:value="53" calcext:value-type="float">
            <text:p>53</text:p>
          </table:table-cell>
          <table:table-cell office:value-type="float" office:value="-0.017876993166287" calcext:value-type="float">
            <text:p>-0.01787699316628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h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0656" calcext:value-type="float">
            <text:p>0.0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48251769451267" calcext:value-type="float">
            <text:p>0.848251769451267</text:p>
          </table:table-cell>
        </table:table-row>
        <table:table-row table:style-name="ro1">
          <table:table-cell office:value-type="string" calcext:value-type="string">
            <text:p>Wilksch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0.654791811023622" calcext:value-type="float">
            <text:p>0.654791811023622</text:p>
          </table:table-cell>
          <table:table-cell office:value-type="float" office:value="0.356513" calcext:value-type="float">
            <text:p>0.356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.663122333039294" calcext:value-type="float">
            <text:p>0.663122333039294</text:p>
          </table:table-cell>
        </table:table-row>
        <table:table-row table:style-name="ro1">
          <table:table-cell office:value-type="string" calcext:value-type="string">
            <text:p>Wilksch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0.512160804020101" calcext:value-type="float">
            <text:p>0.512160804020101</text:p>
          </table:table-cell>
          <table:table-cell office:value-type="float" office:value="0.117234" calcext:value-type="float">
            <text:p>0.117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-PREVENTI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k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9.5" calcext:value-type="float">
            <text:p>69.5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0.463503664921466" calcext:value-type="float">
            <text:p>0.463503664921466</text:p>
          </table:table-cell>
          <table:table-cell office:value-type="float" office:value="0.0823" calcext:value-type="float">
            <text:p>0.08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-TREATM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689227233183698" calcext:value-type="float">
            <text:p>0.689227233183698</text:p>
          </table:table-cell>
        </table:table-row>
        <table:table-row table:style-name="ro1">
          <table:table-cell office:value-type="string" calcext:value-type="string">
            <text:p>van Spijker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0.279101604278075" calcext:value-type="float">
            <text:p>0.279101604278075</text:p>
          </table:table-cell>
          <table:table-cell office:value-type="float" office:value="0.0171" calcext:value-type="float">
            <text:p>0.0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57108705234184" calcext:value-type="float">
            <text:p>2.57108705234184</text:p>
          </table:table-cell>
        </table:table-row>
        <table:table-row table:style-name="ro1">
          <table:table-cell office:value-type="string" calcext:value-type="string">
            <text:p>van Spijker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0.159463687150838" calcext:value-type="float">
            <text:p>0.159463687150838</text:p>
          </table:table-cell>
          <table:table-cell office:value-type="float" office:value="0.0178" calcext:value-type="float">
            <text:p>0.0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.9" calcext:value-type="float">
            <text:p>45.9</text:p>
          </table:table-cell>
          <table:table-cell office:value-type="float" office:value="1" calcext:value-type="float">
            <text:p>1</text:p>
          </table:table-cell>
          <table:table-cell office:value-type="float" office:value="2.49428603516155" calcext:value-type="float">
            <text:p>2.49428603516155</text:p>
          </table:table-cell>
        </table:table-row>
        <table:table-row table:style-name="ro1">
          <table:table-cell office:value-type="string" calcext:value-type="string">
            <text:p>Rodant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-0.276190476190476" calcext:value-type="float">
            <text:p>-0.276190476190476</text:p>
          </table:table-cell>
          <table:table-cell office:value-type="float" office:value="0.2247" calcext:value-type="float">
            <text:p>0.2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AL THOUGHT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office:value-type="float" office:value="4" calcext:value-type="float">
            <text:p>4</text:p>
          </table:table-cell>
          <table:table-cell office:value-type="float" office:value="0.435302688682431" calcext:value-type="float">
            <text:p>0.435302688682431</text:p>
          </table:table-cell>
        </table:table-row>
        <table:table-row table:style-name="ro1">
          <table:table-cell office:value-type="string" calcext:value-type="string">
            <text:p>Rodant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.301428571428571" calcext:value-type="float">
            <text:p>0.301428571428571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CIDAL THOUGHT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ant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0.198095238095238" calcext:value-type="float">
            <text:p>0.198095238095238</text:p>
          </table:table-cell>
          <table:table-cell office:value-type="float" office:value="0.2234" calcext:value-type="float">
            <text:p>0.2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ant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0.346761904761905" calcext:value-type="float">
            <text:p>0.346761904761905</text:p>
          </table:table-cell>
          <table:table-cell office:value-type="float" office:value="0.2259" calcext:value-type="float">
            <text:p>0.2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ense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1.9" calcext:value-type="float">
            <text:p>81.9</text:p>
          </table:table-cell>
          <table:table-cell office:value-type="float" office:value="41.49" calcext:value-type="float">
            <text:p>41.49</text:p>
          </table:table-cell>
          <table:table-cell office:value-type="float" office:value="63" calcext:value-type="float">
            <text:p>63</text:p>
          </table:table-cell>
          <table:table-cell office:value-type="float" office:value="0.098550724637681" calcext:value-type="float">
            <text:p>0.098550724637681</text:p>
          </table:table-cell>
          <table:table-cell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94" calcext:value-type="float">
            <text:p>28.94</text:p>
          </table:table-cell>
          <table:table-cell office:value-type="float" office:value="1" calcext:value-type="float">
            <text:p>1</text:p>
          </table:table-cell>
          <table:table-cell office:value-type="float" office:value="2.32742243507486" calcext:value-type="float">
            <text:p>2.32742243507486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16.67" calcext:value-type="float">
            <text:p>16.67</text:p>
          </table:table-cell>
          <table:table-cell office:value-type="float" office:value="64" calcext:value-type="float">
            <text:p>64</text:p>
          </table:table-cell>
          <table:table-cell office:value-type="float" office:value="0.227415730337079" calcext:value-type="float">
            <text:p>0.227415730337079</text:p>
          </table:table-cell>
          <table:table-cell office:value-type="float" office:value="0.0582" calcext:value-type="float">
            <text:p>0.05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.75" calcext:value-type="float">
            <text:p>13.75</text:p>
          </table:table-cell>
          <table:table-cell office:value-type="float" office:value="1" calcext:value-type="float">
            <text:p>1</text:p>
          </table:table-cell>
          <table:table-cell office:value-type="float" office:value="0.944852639455369" calcext:value-type="float">
            <text:p>0.944852639455369</text:p>
          </table:table-cell>
        </table:table-row>
        <table:table-row table:style-name="ro1">
          <table:table-cell office:value-type="string" calcext:value-type="string">
            <text:p>Amadeo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-0.172010119840213" calcext:value-type="float">
            <text:p>-0.172010119840213</text:p>
          </table:table-cell>
          <table:table-cell office:value-type="float" office:value="0.035593" calcext:value-type="float">
            <text:p>0.035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4631939809796" calcext:value-type="float">
            <text:p>0.594631939809796</text:p>
          </table:table-cell>
        </table:table-row>
        <table:table-row table:style-name="ro1">
          <table:table-cell office:value-type="string" calcext:value-type="string">
            <text:p>Bertolote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-0.011594761402981" calcext:value-type="float">
            <text:p>-0.011594761402981</text:p>
          </table:table-cell>
          <table:table-cell office:value-type="float" office:value="0.010464" calcext:value-type="float">
            <text:p>0.010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46119753701124" calcext:value-type="float">
            <text:p>1.46119753701124</text:p>
          </table:table-cell>
        </table:table-row>
        <table:table-row table:style-name="ro1">
          <table:table-cell office:value-type="string" calcext:value-type="string">
            <text:p>Mousavi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0.227644606946984" calcext:value-type="float">
            <text:p>0.227644606946984</text:p>
          </table:table-cell>
          <table:table-cell office:value-type="float" office:value="0.0292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.37797593992974" calcext:value-type="float">
            <text:p>1.37797593992974</text:p>
          </table:table-cell>
        </table:table-row>
        <table:table-row table:style-name="ro1">
          <table:table-cell office:value-type="string" calcext:value-type="string">
            <text:p>Mousavi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0.467422303473492" calcext:value-type="float">
            <text:p>0.467422303473492</text:p>
          </table:table-cell>
          <table:table-cell office:value-type="float" office:value="0.0304" calcext:value-type="float">
            <text:p>0.0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0.01489156626506" calcext:value-type="float">
            <text:p>0.01489156626506</text:p>
          </table:table-cell>
          <table:table-cell office:value-type="float" office:value="0.0358" calcext:value-type="float">
            <text:p>0.0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91741130741728" calcext:value-type="float">
            <text:p>0.591741130741728</text:p>
          </table:table-cell>
        </table:table-row>
        <table:table-row table:style-name="ro1">
          <table:table-cell office:value-type="string" calcext:value-type="string">
            <text:p>Niederkroenthaler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0.159309352517986" calcext:value-type="float">
            <text:p>0.159309352517986</text:p>
          </table:table-cell>
          <table:table-cell office:value-type="float" office:value="0.0058" calcext:value-type="float">
            <text:p>0.0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7369348700081" calcext:value-type="float">
            <text:p>4.87369348700081</text:p>
          </table:table-cell>
        </table:table-row>
        <table:table-row table:style-name="ro1">
          <table:table-cell office:value-type="string" calcext:value-type="string">
            <text:p>O’Conner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0.031952918097106" calcext:value-type="float">
            <text:p>0.031952918097106</text:p>
          </table:table-cell>
          <table:table-cell office:value-type="float" office:value="0.012069" calcext:value-type="float">
            <text:p>0.012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79315861745123" calcext:value-type="float">
            <text:p>4.79315861745123</text:p>
          </table:table-cell>
        </table:table-row>
        <table:table-row table:style-name="ro1">
          <table:table-cell office:value-type="string" calcext:value-type="string">
            <text:p>O’Conner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0.066901422265817" calcext:value-type="float">
            <text:p>0.066901422265817</text:p>
          </table:table-cell>
          <table:table-cell office:value-type="float" office:value="0.0078" calcext:value-type="float">
            <text:p>0.0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’Conner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0.089867582148112" calcext:value-type="float">
            <text:p>0.08986758214811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-0.121301960784314" calcext:value-type="float">
            <text:p>-0.121301960784314</text:p>
          </table:table-cell>
          <table:table-cell office:value-type="float" office:value="0.042425" calcext:value-type="float">
            <text:p>0.042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office:value-type="float" office:value="1.24777394923665" calcext:value-type="float">
            <text:p>1.24777394923665</text:p>
          </table:table-cell>
        </table:table-row>
        <table:table-row table:style-name="ro1">
          <table:table-cell office:value-type="string" calcext:value-type="string">
            <text:p>Kasckow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0.068235294117647" calcext:value-type="float">
            <text:p>0.068235294117647</text:p>
          </table:table-cell>
          <table:table-cell office:value-type="float" office:value="0.1251" calcext:value-type="float">
            <text:p>0.1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191053097559782" calcext:value-type="float">
            <text:p>0.191053097559782</text:p>
          </table:table-cell>
        </table:table-row>
        <table:table-row table:style-name="ro1">
          <table:table-cell office:value-type="string" calcext:value-type="string">
            <text:p>Moritz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0.288703427719821" calcext:value-type="float">
            <text:p>0.288703427719821</text:p>
          </table:table-cell>
          <table:table-cell office:value-type="float" office:value="0.0239" calcext:value-type="float">
            <text:p>0.0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.00121239781871" calcext:value-type="float">
            <text:p>2.00121239781871</text:p>
          </table:table-cell>
        </table:table-row>
        <table:table-row table:style-name="ro1">
          <table:table-cell office:value-type="string" calcext:value-type="string">
            <text:p>Marasingh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2.5" calcext:value-type="float">
            <text:p>32.5</text:p>
          </table:table-cell>
          <table:table-cell office:value-type="float" office:value="77" calcext:value-type="float">
            <text:p>77</text:p>
          </table:table-cell>
          <table:table-cell office:value-type="float" office:value="1.10330708661417" calcext:value-type="float">
            <text:p>1.10330708661417</text:p>
          </table:table-cell>
          <table:table-cell office:value-type="float" office:value="0.1366" calcext:value-type="float">
            <text:p>0.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.897667997723189" calcext:value-type="float">
            <text:p>0.897667997723189</text:p>
          </table:table-cell>
        </table:table-row>
        <table:table-row table:style-name="ro1">
          <table:table-cell office:value-type="string" calcext:value-type="string">
            <text:p>Marasingh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78" calcext:value-type="float">
            <text:p>78</text:p>
          </table:table-cell>
          <table:table-cell office:value-type="float" office:value="0.644214173228346" calcext:value-type="float">
            <text:p>0.644214173228346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dereke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6.5" calcext:value-type="float">
            <text:p>36.5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0.378321060382916" calcext:value-type="float">
            <text:p>0.378321060382916</text:p>
          </table:table-cell>
          <table:table-cell office:value-type="float" office:value="0.0237" calcext:value-type="float">
            <text:p>0.0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  <table:table-cell office:value-type="float" office:value="0.826656389598726" calcext:value-type="float">
            <text:p>0.8266563895987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2:23:34.827988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1-03-10T09:03:43.599258568</meta:creation-date>
    <dc:date>2021-03-11T09:10:36.302768558</dc:date>
    <dc:creator>Jim Schmeckenbecher</dc:creator>
    <meta:editing-duration>PT20H58M33S</meta:editing-duration>
    <meta:editing-cycles>2</meta:editing-cycles>
    <meta:generator>LibreOffice/7.0.0.3$MacOSX_X86_64 LibreOffice_project/8061b3e9204bef6b321a21033174034a5e2ea88e</meta:generator>
    <meta:document-statistic meta:table-count="1" meta:cell-count="1464" meta:object-count="0"/>
  </office:meta>
</office:document-meta>
</file>